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0BA000000BDDA3929503FAB40C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middle" draw:auto-grow-height="false" fo:min-height="0.47cm" fo:min-width="0.48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47cm" fo:min-width="0.489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0.48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016cm" svg:x="2.778cm" svg:y="2.266cm">
          <text:p text:style-name="P1">D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016cm" svg:x="6.678cm" svg:y="2.167cm">
          <text:p text:style-name="P1">E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175cm" svg:y1="2.647cm" svg:x2="6.715cm" svg:y2="2.647cm">
          <text:p/>
        </draw:line>
        <draw:custom-shape draw:style-name="gr3" draw:text-style-name="P4" draw:layer="layout" svg:width="1.397cm" svg:height="1.016cm" svg:x="5.953cm" svg:y="4.806cm">
          <text:p text:style-name="P1">F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016cm" svg:x="8.878cm" svg:y="4.868cm">
          <text:p text:style-name="P1">E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223cm" svg:y1="3.155cm" svg:x2="6.588cm" svg:y2="4.806cm">
          <text:p/>
        </draw:line>
        <draw:line draw:style-name="gr2" draw:text-style-name="P3" draw:layer="layout" svg:x1="7.858cm" svg:y1="3.028cm" svg:x2="9.509cm" svg:y2="4.933cm">
          <text:p/>
        </draw:line>
        <draw:custom-shape draw:style-name="gr1" draw:text-style-name="P2" draw:layer="layout" svg:width="1.397cm" svg:height="1.016cm" svg:x="6.278cm" svg:y="7.868cm">
          <text:p text:style-name="P1">E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223cm" svg:y1="7.854cm" svg:x2="9.509cm" svg:y2="5.822cm">
          <text:p/>
        </draw:line>
        <draw:custom-shape draw:style-name="gr3" draw:text-style-name="P4" draw:layer="layout" svg:width="1.397cm" svg:height="1.016cm" svg:x="1.778cm" svg:y="4.569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97cm" svg:height="1.016cm" svg:x="1.778cm" svg:y="7.17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016cm" svg:x="3.878cm" svg:y="7.07cm">
          <text:p text:style-name="P1">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397cm" svg:y1="5.568cm" svg:x2="2.397cm" svg:y2="7.346cm">
          <text:p/>
        </draw:line>
        <draw:line draw:style-name="gr2" draw:text-style-name="P3" draw:layer="layout" svg:x1="2.397cm" svg:y1="5.568cm" svg:x2="4.429cm" svg:y2="7.092cm">
          <text:p/>
        </draw:line>
        <draw:custom-shape draw:style-name="gr3" draw:text-style-name="P4" draw:layer="layout" svg:width="1.397cm" svg:height="1.016cm" svg:x="3.178cm" svg:y="9.571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524cm" svg:y1="8.208cm" svg:x2="3.667cm" svg:y2="9.605cm">
          <text:p/>
        </draw:line>
        <draw:custom-shape draw:style-name="gr4" draw:text-style-name="P1" draw:layer="layout" svg:width="1.397cm" svg:height="1.016cm" svg:x="4.878cm" svg:y="11.571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97cm" svg:height="1.016cm" svg:x="8.178cm" svg:y="11.572cm">
          <text:p text:style-name="P1">D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31cm" svg:y1="12.11cm" svg:x2="8.39cm" svg:y2="12.11cm">
          <text:p/>
        </draw:line>
        <draw:frame draw:style-name="gr5" draw:text-style-name="P3" draw:layer="layout" svg:width="7.623cm" svg:height="7.747cm" svg:x="12.049cm" svg:y="1.254cm">
          <draw:image xlink:href="Pictures/10000201000000BA000000BDDA3929503FAB40C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7T21:18:45.403779945</meta:creation-date>
    <dc:date>2021-08-07T21:35:27.554941447</dc:date>
    <meta:editing-duration>PT16M41S</meta:editing-duration>
    <meta:editing-cycles>4</meta:editing-cycles>
    <meta:generator>LibreOffice/6.0.7.3$Linux_X86_64 LibreOffice_project/00m0$Build-3</meta:generator>
    <meta:document-statistic meta:object-count="20"/>
  </office:meta>
</office:document-meta>
</file>